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a953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a8f0" officeooo:paragraph-rsid="004bf290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b7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b7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bf317" officeooo:paragraph-rsid="003dd690"/>
    </style:style>
    <style:style style:name="P10" style:family="paragraph" style:parent-style-name="Standard">
      <style:paragraph-properties fo:text-align="start" style:justify-single-word="false"/>
      <style:text-properties officeooo:paragraph-rsid="004b7b7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e6b34" officeooo:paragraph-rsid="001e6b3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5eb8" officeooo:paragraph-rsid="001f5eb8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c744b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1b77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21b776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4da8f0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4da8f0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545b5b"/>
    </style:style>
    <style:style style:name="P20" style:family="paragraph" style:parent-style-name="Standard" style:list-style-name="L6">
      <style:paragraph-properties fo:text-align="start" style:justify-single-word="false"/>
      <style:text-properties officeooo:paragraph-rsid="004da8f0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25442e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20136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1b776" officeooo:paragraph-rsid="002c744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0465c" officeooo:paragraph-rsid="0020465c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da8f0" officeooo:paragraph-rsid="004da8f0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da8f0" officeooo:paragraph-rsid="004da8f0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bf290" officeooo:paragraph-rsid="004da8f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e0e3e" officeooo:paragraph-rsid="003e0e3e" style:font-size-asian="12pt" style:font-weight-asian="bold" style:font-size-complex="12pt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4da8f0" officeooo:paragraph-rsid="004da8f0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f5eb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465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9e50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a6882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280641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5192d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bf290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da8f0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0b3a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9cb52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45b5b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f417c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39c72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cc662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dd690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ead5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032bd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3c4da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4a4f3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f5eb8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80fc0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bf290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da8f0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e0bd6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50b3ac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527b86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9cb52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54761e" style:font-size-asian="12pt" style:font-weight-asian="bold" style:font-size-complex="12pt" style:font-weight-complex="bold"/>
    </style:style>
    <style:style style:name="T42" style:family="text">
      <style:text-properties officeooo:rsid="001f5eb8"/>
    </style:style>
    <style:style style:name="T43" style:family="text">
      <style:text-properties officeooo:rsid="00201365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01365" style:font-weight-asian="bold" style:font-weight-complex="bold"/>
    </style:style>
    <style:style style:name="T46" style:family="text">
      <style:text-properties fo:font-weight="bold" officeooo:rsid="001f5eb8" style:font-weight-asian="bold" style:font-weight-complex="bold"/>
    </style:style>
    <style:style style:name="T47" style:family="text">
      <style:text-properties fo:font-weight="bold" officeooo:rsid="0021b776" style:font-weight-asian="bold" style:font-weight-complex="bold"/>
    </style:style>
    <style:style style:name="T48" style:family="text">
      <style:text-properties officeooo:rsid="0020465c"/>
    </style:style>
    <style:style style:name="T49" style:family="text">
      <style:text-properties officeooo:rsid="0021b776"/>
    </style:style>
    <style:style style:name="T50" style:family="text">
      <style:text-properties officeooo:rsid="00280641"/>
    </style:style>
    <style:style style:name="T51" style:family="text">
      <style:text-properties officeooo:rsid="0045192d"/>
    </style:style>
    <style:style style:name="T52" style:family="text">
      <style:text-properties officeooo:rsid="0035db3e"/>
    </style:style>
    <style:style style:name="T53" style:family="text">
      <style:text-properties officeooo:rsid="004c94d4"/>
    </style:style>
    <style:style style:name="T54" style:family="text">
      <style:text-properties officeooo:rsid="004cfb28"/>
    </style:style>
    <style:style style:name="T55" style:family="text">
      <style:text-properties officeooo:rsid="004d77a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52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31">5</text:span><text:span text:style-name="T32">0</text:span><text:span text:style-name="T41">5</text:span><text:span text:style-name="T24"> - </text:span><text:span text:style-name="T20">A/G</text:span><text:span text:style-name="T21"> - </text:span><text:span text:style-name="T27">GBU-10/12/16 </text:span><text:span text:style-name="T26">Paveway II </text:span><text:span text:style-name="T25">LGBs</text:span></text:p>
      <text:p text:style-name="P4"/>
      <text:p text:style-name="P1"><text:span text:style-name="T44">Master Arm</text:span> ... <text:span text:style-name="T44">ON</text:span></text:p>
      <text:p text:style-name="P1"><text:span text:style-name="T44">Master Mode</text:span> ... <text:span text:style-name="T44">A/G</text:span></text:p>
      <text:p text:style-name="P3"/>
      <text:p text:style-name="P9"><text:span text:style-name="T26">GBU-1</text:span><text:span text:style-name="T28">0/12/16</text:span><text:span text:style-name="T26"> Paveway II </text:span><text:span text:style-name="T21">L</text:span><text:span text:style-name="T19">GBs with TPOD</text:span><text:span text:style-name="T26"> </text:span><text:span text:style-name="T29">(for GBU-24</text:span><text:span text:style-name="T30"> Paveway III</text:span><text:span text:style-name="T29">, see other page)</text:span></text:p>
      <text:list xml:id="list3982982435" text:style-name="L1">
        <text:list-item>
          <text:p text:style-name="P11"><text:span text:style-name="T4">Go to </text:span><text:span text:style-name="T19">STORES</text:span><text:span text:style-name="T1"> page (left MFD):</text:span></text:p>
          <text:list>
            <text:list-item>
              <text:p text:style-name="P12"><text:span text:style-name="T1">Select </text:span><text:span text:style-name="T4">bombs (82LG for GBU-12, </text:span><text:span text:style-name="T12">83LG for GBU-16, 84LG for GBU-10</text:span><text:span text:style-name="T4">)</text:span><text:span text:style-name="T1">.</text:span></text:p>
            </text:list-item>
            <text:list-item>
              <text:p text:style-name="P11"><text:span text:style-name="T19">MODE</text:span><text:span text:style-name="T1"> </text:span><text:span text:style-name="T4">button </text:span><text:span text:style-name="T1">... </text:span><text:span text:style-name="T19">AUTO</text:span><text:span text:style-name="T1"> (CCRP) </text:span><text:span text:style-name="T3">(default)</text:span></text:p>
            </text:list-item>
            <text:list-item>
              <text:p text:style-name="P13"><text:span text:style-name="T33">E</text:span><text:span text:style-name="T22">FUZ</text:span><text:span text:style-name="T2"> </text:span><text:span text:style-name="T4">button</text:span><text:span text:style-name="T2"> ... </text:span><text:span text:style-name="T34">As desired</text:span></text:p>
            </text:list-item>
            <text:list-item>
              <text:p text:style-name="P22"><text:span text:style-name="T49">Set l</text:span>aser code on bombs ... Press <text:span text:style-name="T44">CODE</text:span> button <text:span text:style-name="T42">on MFD, press </text:span><text:span text:style-name="T46">CODE</text:span><text:span text:style-name="T42"> button on UFC</text:span>, enter code on UFC, <text:span text:style-name="T50">press ENT.</text:span></text:p>
            </text:list-item>
            <text:list-item>
              <text:p text:style-name="P13"><text:span text:style-name="T2">Press </text:span><text:span text:style-name="T22">STEP</text:span><text:span text:style-name="T2"> </text:span><text:span text:style-name="T4">button </text:span><text:span text:style-name="T2">to go through the pylons and set all codes.</text:span></text:p>
            </text:list-item>
          </text:list>
        </text:list-item>
        <text:list-item>
          <text:p text:style-name="P22"><text:span text:style-name="T44">LTD/R</text:span> <text:span text:style-name="T48">switch</text:span> ... <text:span text:style-name="T44">ARM</text:span> <text:span text:style-name="T49">(on right hand console) </text:span>(<text:span text:style-name="T49">or </text:span><text:span text:style-name="T44">thr</text:span><text:span text:style-name="T47">ottle</text:span><text:span text:style-name="T44"> T4 switch</text:span>)</text:p>
        </text:list-item>
        <text:list-item>
          <text:p text:style-name="P22"><text:span text:style-name="T51">On </text:span><text:span text:style-name="T44">FLIR</text:span> page (right MFD)<text:span text:style-name="T51">, set </text:span><text:span text:style-name="T48">l</text:span>aser code on TPOD:</text:p>
          <text:list>
            <text:list-item>
              <text:p text:style-name="P23">Press <text:span text:style-name="T46">UFC</text:span><text:span text:style-name="T42"> button </text:span>on right of MFD <text:span text:style-name="T42">(near </text:span><text:span text:style-name="T46">CODE/1688</text:span><text:span text:style-name="T42">) </text:span>(laser must be in <text:span text:style-name="T44">ARM</text:span> for this to show).</text:p>
            </text:list-item>
            <text:list-item>
              <text:p text:style-name="P23"><text:span text:style-name="T43">Press </text:span><text:span text:style-name="T45">LTDC</text:span><text:span text:style-name="T43"> on UFC </text:span><text:span text:style-name="T50">itself</text:span><text:span text:style-name="T43"> (must be in </text:span><text:span text:style-name="T45">A/G Master Mode</text:span><text:span text:style-name="T43"> for this to show).</text:span></text:p>
            </text:list-item>
            <text:list-item>
              <text:p text:style-name="P14"><text:span text:style-name="T6">E</text:span><text:span text:style-name="T2">nter code on UFC </text:span><text:span text:style-name="T11">keypad</text:span><text:span text:style-name="T2">, </text:span><text:span text:style-name="T11">press ENT.</text:span></text:p>
            </text:list-item>
            <text:list-item>
              <text:p text:style-name="P24">(LST and LSTC are for the Laser Spot Tracker; it can have same or different code, doesn't matter)</text:p>
            </text:list-item>
          </text:list>
        </text:list-item>
        <text:list-item>
          <text:p text:style-name="P22">Designate target with TPOD (see steps <text:span text:style-name="T53">on </text:span><text:span text:style-name="T55">page </text:span><text:span text:style-name="T54">502</text:span>).</text:p>
        </text:list-item>
        <text:list-item>
          <text:p text:style-name="P23">Fly toward bomb fall line.</text:p>
        </text:list-item>
        <text:list-item>
          <text:p text:style-name="P23"><text:span text:style-name="T43">When bomb fall line is in the HUD, </text:span>HUD will <text:span text:style-name="T43">show </text:span><text:span text:style-name="T45">xx REL</text:span> count down to drop time.</text:p>
        </text:list-item>
        <text:list-item>
          <text:p text:style-name="P23"><text:span text:style-name="T43">A few seconds before release, </text:span><text:span text:style-name="T45">h</text:span><text:span text:style-name="T44">old pickle</text:span> until bomb drops.</text:p>
        </text:list-item>
        <text:list-item>
          <text:p text:style-name="P15"><text:span text:style-name="T2">HUD will show </text:span><text:span text:style-name="T23">xx LASER</text:span><text:span text:style-name="T6"> </text:span><text:span text:style-name="T2">countdown to laser firing; laser will fire automatically.</text:span></text:p>
        </text:list-item>
      </text:list>
      <text:list text:style-name="L2">
        <text:list-item>
          <text:list>
            <text:list-item>
              <text:p text:style-name="P16"><text:span text:style-name="T2">To fire </text:span><text:span text:style-name="T5">laser </text:span><text:span text:style-name="T2">manually</text:span><text:span text:style-name="T13"> instead</text:span><text:span text:style-name="T2">, press </text:span><text:span text:style-name="T22">TRIG</text:span><text:span text:style-name="T2"> button on </text:span><text:span text:style-name="T22">FLIR</text:span><text:span text:style-name="T2"> MFD, then fire laser with joystick trigger. <text:s/></text:span><text:span text:style-name="T5">Bomb will immediately turn directly toward laser </text:span><text:span text:style-name="T9">and trajectory </text:span><text:span text:style-name="T10">will</text:span><text:span text:style-name="T9"> be affected</text:span><text:span text:style-name="T5">, so use with care. <text:s/></text:span><text:span text:style-name="T12">Lasing normally starts about 10 seconds before impact.</text:span></text:p>
            </text:list-item>
          </text:list>
        </text:list-item>
      </text:list>
      <text:list xml:id="list230543526668459" text:continue-list="list3982982435" text:style-name="L1">
        <text:list-item>
          <text:p text:style-name="P25">When laser is firing, HUD will show <text:span text:style-name="T44">xx TTI</text:span> countdown to Time To Impact.</text:p>
        </text:list-item>
        <text:list-item>
          <text:p text:style-name="P22">You can adjust the crosshairs on TPOD as needed before bomb impacts.</text:p>
        </text:list-item>
        <text:list-item>
          <text:p text:style-name="P29">Before setting up next bomb run, re-arm laser if needed.</text:p>
        </text:list-item>
      </text:list>
      <text:p text:style-name="P2"/>
      <text:p text:style-name="P6">GBU toss/loft attack</text:p>
      <text:list text:style-name="L3">
        <text:list-item>
          <text:p text:style-name="P17"><text:span text:style-name="T14">LITENING</text:span><text:span text:style-name="T15"> and ATFLIR</text:span><text:span text:style-name="T14"> pod ha</text:span><text:span text:style-name="T15">ve</text:span><text:span text:style-name="T14"> max </text:span><text:span text:style-name="T15">side </text:span><text:span text:style-name="T14">look of 138 deg.</text:span><text:span text:style-name="T15"> <text:s/>If pod is on left cheek, pull off should be done to the right to keep pod unmasked. <text:s/>If pod is on centerline, pull off can be done to either direction.</text:span></text:p>
        </text:list-item>
        <text:list-item>
          <text:p text:style-name="P17"><text:span text:style-name="T14">In a low alt</text:span><text:span text:style-name="T15"> (~200 ft AGL)</text:span><text:span text:style-name="T14">, high speed attack (~0.85 Mach):</text:span></text:p>
        </text:list-item>
      </text:list>
      <text:list xml:id="list3159348492" text:style-name="L4">
        <text:list-item>
          <text:p text:style-name="P30"><text:span text:style-name="T19">Set heading bug</text:span><text:span text:style-name="T1"> (HDG switch above left of center MFD) for </text:span><text:span text:style-name="T19">egress heading reference</text:span><text:span text:style-name="T1">:</text:span></text:p>
          <text:list>
            <text:list-item>
              <text:p text:style-name="P30"><text:span text:style-name="T35">I</text:span><text:span text:style-name="T19">f pod is on left cheek</text:span><text:span text:style-name="T1">, set heading bug to 60 deg right, or 50 deg left (haven't tested left).</text:span></text:p>
              <text:list>
                <text:list-item>
                  <text:p text:style-name="P26">Note less offset used for left pull because you have to stay banked (and therefore turning slowly away) to keep pod unmasked under the airplane.</text:p>
                </text:list-item>
              </text:list>
            </text:list-item>
            <text:list-item>
              <text:p text:style-name="P18"><text:span text:style-name="T36">If pod is on centerline</text:span><text:span text:style-name="T15">, set heading bug to 60 deg either left or right.</text:span></text:p>
            </text:list-item>
          </text:list>
        </text:list-item>
      </text:list>
      <text:list text:style-name="L5">
        <text:list-item>
          <text:list>
            <text:list-item>
              <text:p text:style-name="P27">Absolute max egress heading seems to be about 70 degs off attack heading, but that's very marginal and may mask the pod right before impact.</text:p>
            </text:list-item>
          </text:list>
        </text:list-item>
      </text:list>
      <text:list xml:id="list230543454807499" text:continue-list="list3159348492" text:style-name="L4">
        <text:list-item>
          <text:p text:style-name="P18"><text:span text:style-name="T35">R</text:span><text:span text:style-name="T36">ecommended</text:span><text:span text:style-name="T15"> to put HSI page on left MFD after getting your stores set up. <text:s/>Heading bug </text:span><text:span text:style-name="T36">only</text:span><text:span text:style-name="T15"> appears on HSI, </text:span><text:span text:style-name="T36">not</text:span><text:span text:style-name="T15"> on SA page or on HUD.</text:span></text:p>
        </text:list-item>
        <text:list-item>
          <text:p text:style-name="P19"><text:span text:style-name="T15">When </text:span><text:span text:style-name="T36">20 seconds away from target</text:span><text:span text:style-name="T15"> (~3.5 nmi), </text:span><text:span text:style-name="T38">hold pickle</text:span><text:span text:style-name="T16"> and </text:span><text:span text:style-name="T15">i</text:span><text:span text:style-name="T14">nitiate pull</text:span><text:span text:style-name="T15"> up to about </text:span><text:span text:style-name="T36">20-25 deg nose up</text:span><text:span text:style-name="T18">, </text:span><text:span text:style-name="T17">then </text:span><text:span text:style-name="T40">stop pulling</text:span><text:span text:style-name="T17"> and </text:span><text:span text:style-name="T40">stabilize in a steady climb</text:span><text:span text:style-name="T17">.</text:span><text:span text:style-name="T15"> </text:span><text:span text:style-name="T18"><text:s/>W</text:span><text:span text:style-name="T15">atch for release cue line coming down the bomb fall line</text:span><text:span text:style-name="T16">.</text:span></text:p>
        </text:list-item>
        <text:list-item>
          <text:p text:style-name="P18"><text:span text:style-name="T14">On release, </text:span><text:span text:style-name="T35">immediately pull hard </text:span><text:span text:style-name="T39">up and over to partly inverted </text:span><text:span text:style-name="T36">toward </text:span><text:span text:style-name="T35">egress heading</text:span><text:span text:style-name="T14"> (heading bug).</text:span></text:p>
        </text:list-item>
        <text:list-item>
          <text:p text:style-name="P18"><text:span text:style-name="T15">When on egress heading, r</text:span><text:span text:style-name="T14">oll upright and begin shallow dive</text:span><text:span text:style-name="T15"> (~5 deg)</text:span><text:span text:style-name="T14">.</text:span></text:p>
        </text:list-item>
        <text:list-item>
          <text:p text:style-name="P28">Bomb should impact just before target goes out of FOV.</text:p>
        </text:list-item>
      </text:list>
      <text:list text:style-name="L6">
        <text:list-item>
          <text:p text:style-name="P20"><text:span text:style-name="T14">R</text:span><text:span text:style-name="T15">elease should happen around 1000 ft AGL, your max alt should be about 2800 ft, closest approach to target about 2.4 nmi, total exposure time should be about 30 seconds.</text:span></text:p>
        </text:list-item>
      </text:list>
      <text:p text:style-name="P2"/>
      <text:p text:style-name="P5">Valid laser codes:</text:p>
      <text:list text:style-name="L7">
        <text:list-item>
          <text:p text:style-name="P21"><text:span text:style-name="T7">Format is ABCC, A=1, B=1-7 (or 1-6 in DCS??), C=1-8, never</text:span><text:span text:style-name="T8"> 0 or 9. <text:s/></text:span><text:span text:style-name="T7">Range should be 1111 to 1788 but may be 1111 to 1688 in the game. <text:s/>Some planes in DCS (A-10C?) may not be able to set B=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42.155000000</dc:date>
    <meta:editing-duration>P1DT10H58M52S</meta:editing-duration>
    <meta:editing-cycles>7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7" meta:word-count="691" meta:character-count="3544" meta:non-whitespace-character-count="2927"/>
  </office:meta>
</office:document-meta>
</file>